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color="#434343" loext:opacity="100%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434343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5">O <text:span text:style-name="Emphasis">a:hover</text:span> do exemplo significa que a âncora também terá essa aparência quando o usuário passar o mouse por cima de um <text:span text:style-name="Emphasis">hyperlink</text:span>.</text:p>
      <text:p text:style-name="P5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5"> </text:p>
      <text:h text:style-name="P4" text:outline-level="3"><text:soft-page-break/>Exercício</text:h>
      <text:p text:style-name="P5">Vamos adicionar algumas classes no nosso site e alterar alguns elementos, mas antes precisamos adicionar um arquivo CSS a nossa página.</text:p>
      <text:p text:style-name="P5">No módulo de HTML descobrimos que podemos adicionar CSS de duas formas, com o elemento <text:span text:style-name="Emphasis">style</text:span>, e assim suas regras ficarão no arquivo HTML, ou podemos criar um arquivo CSS e adicioná-lo na página através do elemento <text:span text:style-name="Emphasis">link</text:span>, e é essa forma que usaremos.</text:p>
      <text:p text:style-name="P5">Crie um elemento <text:span text:style-name="Emphasis">link</text:span> dentro do head do seu arquivo e adicione os atributos <text:span text:style-name="Emphasis">rel="stylesheet"</text:span> e <text:span text:style-name="Emphasis">href="style.css"</text:span>, o <text:span text:style-name="Emphasis">rel</text:span> denota o tipo de arquivo que estamos incluindo na página e o <text:span text:style-name="Emphasis">href</text:span> é o caminho para o arquivo. E na mesma pasta do arquivo <text:span text:style-name="Emphasis">HTML</text:span> crie um arquivo chamado <text:span text:style-name="Emphasis">style.css</text:span>.</text:p>
      <text:p text:style-name="P5"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5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text:style-name="L1">
        <text:list-item>
          <text:p text:style-name="P7">As margens (margin) são espaçamentos entre elementos; </text:p>
        </text:list-item>
        <text:list-item>
          <text:p text:style-name="P7">As bordas (border) ; </text:p>
        </text:list-item>
        <text:list-item>
          <text:p text:style-name="P7">O padding é um espaçamento entre as bordas e o conteúdo, a diferença para as margens é que declarações de imagem de fundo funcionam nele; </text:p>
        </text:list-item>
        <text:list-item>
          <text:p text:style-name="P6">O conteúdo (content) é o que o seu bloco representa, um texto, uma imagem, um vídeo; </text:p>
        </text:list-item>
      </text:list>
      <text:p text:style-name="P5"> </text:p>
      <text:h text:style-name="P4" text:outline-level="3">Exercício</text:h>
      <text:p text:style-name="P5">Para enxergamos o box-model vamos adicionar cores e bordas a alguns elementos.</text:p>
      <text:p text:style-name="P5">Primeiro adicionaremos uma cor de fundo para a visualização ficar mais fácil, usaremos a propriedade <text:span text:style-name="Emphasis">background</text:span> com o valor <text:span text:style-name="Emphasis">#fcfcfc</text:span> no elemento <text:span text:style-name="Emphasis">body</text:span>.</text:p>
      <text:p text:style-name="P5">Depois vamos adicionar uma classe ao &lt;article&gt;, pode ser .post, e então vamos colocar a cor branca de fundo com a propriedade <text:span text:style-name="Emphasis">background</text:span> e o valor <text:span text:style-name="Emphasis">#FFF</text:span>. Agora conseguimos enxergar o <text:span text:style-name="Emphasis">content</text:span> do <text:span text:style-name="Emphasis">box-model</text:span>.</text:p>
      <text:p text:style-name="P5">Vamos adicionar um <text:span text:style-name="Emphasis">padding</text:span> de 10 pixels neste mesmo <text:span text:style-name="Emphasis">article</text:span>. Perceberam o espaçamento que surgiu em volta do nosso conteúdo?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5"><text:soft-page-break/>E por último vamos adicionar uma margem do lado de fora do post com a propriedade <text:span text:style-name="Emphasis">margin</text:span> e o valor 10 pixels.</text:p>
      <text:p text:style-name="P5">E agora inspecionando o nosso elemento conseguimos todas aquelas camadas citadas antes: o conteúdo em azul, o <text:span text:style-name="Emphasis">padding</text:span> em verde, as bordas em marrom e as margens em laranja.</text:p>
      <text:p text:style-name="P5">E já que começamos a falar sobre bordas e cor de fundo, no próximo vídeo vamos nos aprofundar nessas propriedades.</text:p>
      <text:p text:style-name="P5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4" text:outline-level="3">Padding e Margin</text:h>
      <text:p text:style-name="P5">Anteriormente usamos o <text:span text:style-name="Emphasis">padding</text:span> e o <text:span text:style-name="Emphasis">margin</text:span> da forma mais básica, com apenas um valor, mas eles são mais poderosos que isso. Se quisermos atribuir tamanhos diferentes para cada lado do <text:span text:style-name="Emphasis">box</text:span> nós podemos, e vamos ver três formas de fazer isso.</text:p>
      <text:p text:style-name="P5"> </text:p>
      <text:p text:style-name="P5">A primeira é colocando um valor para as partes superior e inferior e depois para os lados esquerdo e direito.</text:p>
      <text:p text:style-name="P5">O valor de 10 <text:span text:style-name="Emphasis">pixels</text:span> se refere ao eixo Y, ou partes superior e inferior, e os 5 <text:span text:style-name="Emphasis">pixels</text:span> se referem aos lados esquerdo e direito.</text:p>
      <text:p text:style-name="P5"> </text:p>
      <text:p text:style-name="P5">A segunda forma é dando valores para cada lado do <text:span text:style-name="Emphasis">box</text:span>.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5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5"> </text:p>
      <text:h text:style-name="P4" text:outline-level="3">Background</text:h>
      <text:p text:style-name="P5">A propriedade <text:span text:style-name="Emphasis">background</text:span> também é um atalho para várias propriedades, mas isso vocês podem absorver aos poucos, e uma boa opção de leitura é a documentação do MDN.</text:p>
      <text:p text:style-name="P5"><text:soft-page-break/>Por enquanto veremos apenas como mudar a cor de fundo.</text:p>
      <text:p text:style-name="P5"> </text:p>
      <text:p text:style-name="P5">E aqui temos 3 formas de colocar uma cor de fundo, e ainda existem outras.</text:p>
      <text:p text:style-name="P5">A primeira é pelo nome da cor em inglês, a segunda é pelo código hexadecimal e a terceira é usando apenas o atalho <text:span text:style-name="Emphasis">background</text:span>.</text:p>
      <text:p text:style-name="P5"> </text:p>
      <text:h text:style-name="P4" text:outline-level="3">Border</text:h>
      <text:p text:style-name="P5">Vimos que a propriedade <text:span text:style-name="Emphasis">border</text:span> pode ter 3 valores: a largura, a cor e o estilo, mas existem algumas particularidades nisso.</text:p>
      <text:p text:style-name="P5">A largura pode ser usada com várias unidades, como px, em e mm. A cor pode ser atribuída pelo nome ou por um código hexadecimal, assim como fizemos com o <text:span text:style-name="Emphasis">background</text:span>, e o estilo é representada por palavras-chave, vamos ver algumas delas:</text:p>
      <text:p text:style-name="P5"> </text:p>
      <text:p text:style-name="P5"><text:span text:style-name="Strong_20_Emphasis">solid</text:span>: mostra uma borda simples e reta;</text:p>
      <text:p text:style-name="P5"><text:span text:style-name="Strong_20_Emphasis">dotted</text:span>: são bolinhas com um pequeno espaçamento entre elas;</text:p>
      <text:p text:style-name="P5"><text:span text:style-name="Strong_20_Emphasis">dashed</text:span>: forma uma linha tracejada.</text:p>
      <text:p text:style-name="P5">E aproveitando que mostrei esse código temos que falar sobre como separar a estilização dos lados de uma borda.</text:p>
      <text:p text:style-name="P5">E se você não quiser usar a propriedade <text:span text:style-name="Emphasis">border</text:span> existem as propriedade específicas para cada aspecto de uma borda, são elas <text:span text:style-name="Emphasis">border-width</text:span> para a largura, <text:span text:style-name="Emphasis">border-color</text:span> para a cor e <text:span text:style-name="Emphasis">border-style</text:span> para o estilo.</text:p>
      <text:p text:style-name="P5">Aqui temos o mesmo código anterior de duas formas diferentes, a primeira com o atalho <text:span text:style-name="Emphasis">border</text:span> e a segunda com cada propriedade específica.</text:p>
      <text:p text:style-name="P5">E depois disso podemos juntar os lados com os aspectos de uma borda e criar uma regra mais específica ainda.</text:p>
      <text:p text:style-name="P5"> </text:p>
      <text:p text:style-name="P8">Border-radius</text:p>
      <text:p text:style-name="P5">E a última propriedade é o <text:span text:style-name="Emphasis">border-radius</text:span>, ele permite arredondar os cantos de um elemento. Podemos usar várias unidades, mas as mais comuns são os pixels e a porcentagem.</text:p>
      <text:p text:style-name="P5">Colocando apenas um valor mudamos todos os cantos do elemento, mas seguindo aquela mesma ordem que vimos no <text:span text:style-name="Emphasis">padding</text:span> e <text:span text:style-name="Emphasis">margin</text:span> - topo, direita, inferior e esquerda -  conseguimos alterar cada canto separadamente.</text:p>
      <text:h text:style-name="P3" text:outline-level="3"><text:soft-page-break/> </text:h>
      <text:h text:style-name="P4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5"> </text:p>
      <text:h text:style-name="P2" text:outline-level="2">Estilizando textos</text:h>
      <text:p text:style-name="P5">Já sabemos que podemos mudar cor e tamanho de algumas fontes, e agora vamos nos aprofundar nisso.</text:p>
      <text:p text:style-name="P5"> </text:p>
      <text:h text:style-name="P4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5"> </text:p>
      <text:h text:style-name="P4" text:outline-level="3">font-size</text:h>
      <text:p text:style-name="P5">O font-size nos ajuda a mudar o tamanho do texto, existem algumas unidades de medida para ele mas por enquanto os pixels são suficientes para nós.</text:p>
      <text:p text:style-name="P5"> </text:p>
      <text:h text:style-name="P4" text:outline-level="3">font-style</text:h>
      <text:p text:style-name="P5">Usamos o font-style para tornar um texto itálico, na maioria das vezes você usará apenas o valor <text:span text:style-name="Emphasis">italic</text:span> para ele, mas se precisar tirar o itálico de um texto você pode usar o valor <text:span text:style-name="Emphasis">norma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0:44:33.876000000</meta:creation-date>
    <dc:date>2023-12-01T00:44:55.153000000</dc:date>
    <meta:editing-duration>PT21S</meta:editing-duration>
    <meta:editing-cycles>1</meta:editing-cycles>
    <meta:document-statistic meta:table-count="0" meta:image-count="0" meta:object-count="0" meta:page-count="6" meta:paragraph-count="99" meta:word-count="1703" meta:character-count="9804" meta:non-whitespace-character-count="8162"/>
    <meta:generator>LibreOffice/7.6.2.1$Windows_X86_64 LibreOffice_project/56f7684011345957bbf33a7ee678afaf4d2ba333</meta:generator>
  </office:meta>
</office:document-meta>
</file>